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86ea8" officeooo:paragraph-rsid="00086ea8"/>
    </style:style>
    <style:style style:name="P2" style:family="paragraph" style:parent-style-name="Text_20_body">
      <style:paragraph-properties fo:margin-left="0cm" fo:margin-right="0cm" fo:line-height="100%" fo:orphans="2" fo:widows="2" fo:text-indent="0cm" style:auto-text-indent="false"/>
    </style:style>
    <style:style style:name="P3" style:family="paragraph" style:parent-style-name="Standard">
      <style:text-properties officeooo:rsid="00086ea8" officeooo:paragraph-rsid="00086ea8"/>
    </style:style>
    <style:style style:name="P4" style:family="paragraph" style:parent-style-name="Standard">
      <style:text-properties officeooo:paragraph-rsid="00096ece"/>
    </style:style>
    <style:style style:name="P5" style:family="paragraph" style:parent-style-name="Standard">
      <style:text-properties officeooo:rsid="000b2d5a" officeooo:paragraph-rsid="000b4a9a"/>
    </style:style>
    <style:style style:name="P6" style:family="paragraph" style:parent-style-name="Standard">
      <style:text-properties officeooo:rsid="000b4a9a" officeooo:paragraph-rsid="000b4a9a"/>
    </style:style>
    <style:style style:name="P7" style:family="paragraph" style:parent-style-name="Standard">
      <style:text-properties officeooo:paragraph-rsid="000b4a9a"/>
    </style:style>
    <style:style style:name="P8" style:family="paragraph" style:parent-style-name="Standard">
      <style:text-properties officeooo:paragraph-rsid="000bb5ac"/>
    </style:style>
    <style:style style:name="P9" style:family="paragraph" style:parent-style-name="Standard">
      <style:text-properties officeooo:paragraph-rsid="000d6f49"/>
    </style:style>
    <style:style style:name="P10" style:family="paragraph" style:parent-style-name="Standard">
      <style:text-properties officeooo:paragraph-rsid="000def81"/>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096ece" officeooo:paragraph-rsid="00096ece"/>
    </style:style>
    <style:style style:name="T1" style:family="text">
      <style:text-properties officeooo:rsid="00086ea8"/>
    </style:style>
    <style:style style:name="T2" style:family="text">
      <style:text-properties fo:font-variant="normal" fo:text-transform="none" fo:color="#222222" style:font-name="sans-serif" fo:font-size="10.5pt" fo:letter-spacing="normal" fo:font-style="normal" fo:font-weight="bold"/>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normal" fo:font-weight="normal" officeooo:rsid="000bb5ac"/>
    </style:style>
    <style:style style:name="T5" style:family="text">
      <style:text-properties fo:font-variant="normal" fo:text-transform="none" fo:color="#222222" style:font-name="arial" fo:font-size="12pt" fo:letter-spacing="normal" fo:font-style="normal" fo:font-weight="normal"/>
    </style:style>
    <style:style style:name="T6" style:family="text">
      <style:text-properties fo:font-variant="normal" fo:text-transform="none" fo:color="#222222" style:font-name="arial" fo:font-size="12pt" fo:letter-spacing="normal" fo:font-style="normal" fo:font-weight="normal" officeooo:rsid="000def81"/>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9" style:family="text">
      <style:text-properties fo:font-variant="normal" fo:text-transform="none" fo:color="#212121" style:font-name="inherit" fo:font-size="12pt" fo:letter-spacing="normal" fo:language="fr" fo:country="FR" fo:font-style="normal" fo:font-weight="normal"/>
    </style:style>
    <style:style style:name="T10" style:family="text">
      <style:text-properties fo:font-variant="normal" fo:text-transform="none" fo:color="#212121" style:font-name="inherit" fo:font-size="12pt" fo:letter-spacing="normal" fo:language="fr" fo:country="FR" fo:font-style="normal" fo:font-weight="normal" officeooo:rsid="000d6f49"/>
    </style:style>
    <style:style style:name="T11" style:family="text">
      <style:text-properties officeooo:rsid="00096ece"/>
    </style:style>
    <style:style style:name="T12" style:family="text">
      <style:text-properties officeooo:rsid="000a1d24"/>
    </style:style>
    <style:style style:name="T13" style:family="text">
      <style:text-properties officeooo:rsid="000b2d5a"/>
    </style:style>
    <style:style style:name="T14" style:family="text">
      <style:text-properties officeooo:rsid="000b4a9a"/>
    </style:style>
    <style:style style:name="T15" style:family="text">
      <style:text-properties officeooo:rsid="000bb5ac"/>
    </style:style>
    <style:style style:name="T16" style:family="text">
      <style:text-properties officeooo:rsid="000c3115"/>
    </style:style>
    <style:style style:name="T17" style:family="text">
      <style:text-properties officeooo:rsid="000def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Site vitrine coopin.io : On a commencer par version basique sur un template gratuite sur Wordpress. Il a fallut deux semaine pour la réalisation de la premiere version du site. Mais en raisons contexte, il fallait que les images sois toutes rondes, et le texte sois réduit au maximum. A l'aide du plug-in Elemantor et dès que le nouveau contenu était près, on a changer tout les menu en créant de nouvelles pages avec un nouveau contenu. J'ai pu integré du code Css pour la gestion des couleurs et des gras du texte. Mais ensuite on a choisis de partir sur une solution payante en achetant la version Pro de la template. Sa nous a permis d'avoir un contenu plus argonomique. J'ai pu integré le module Contact que j'ai developpé en PHP et qui permet un envoi de mails directement à partir du site web. Enfin, j'ai ajouté une page blog pour la publication d'un contenu régulier <text:span text:style-name="T1">sur toutes l’actualité en relation avec l’activité</text:span>.</text:p>
      <text:p text:style-name="Standard">Grace à Typeform, <text:span text:style-name="T1">j’ai pu integré un formulaire d’inscription dynamique et fluide pour permettre de faire enregistrer tout les clients potentiels désireux de ce service. Un mail leur sera envoyé automatiquement après l’inscription pour les remerciers et leur promettre que l’equipe fait tout se qui est à leur disposition pour mettre en place le service au plus vite.</text:span></text:p>
      <text:p text:style-name="Standard"/>
      <text:p text:style-name="Standard"/>
      <text:p text:style-name="Standard">- Landing pages: Dans le domaine de la publicité sur Internet, une page de renvoi est une page Web publicitaire vers laquelle renvoie un hyperlien, à la suite d'un clic de l'internaute sur une publicité en ligne ou dans un courriel commercial. Le rôle de cette page est de compléter, de confirmer ou de renforcer l'offre initiale.</text:p>
      <text:p text:style-name="Standard">J'ai pu réalisé trois Landings qui présente un meme format mais avec un contenu diffirent pour tester quel message à le plus d'impacte et quel service interesse le plus les personnas qu'on a fait.\\%</text:p>
      <text:p text:style-name="Standard">Grace à l'outil Instapage, qui simple d'utilisation et offre de nombreux plug-in notamment HeatMap pour savoir sur quel niveau et quel bouton les clients cliquent le plus.</text:p>
      <text:p text:style-name="P3">Une Landing est composé de tois niveau <text:span text:style-name="T16">avec trois « Call to Action »</text:span>. Le premiers visuel c’est un court message expliquant le service se qu’on appelle la « One sentence » ensuite un « Call to Action » qui est un petit message avec un bouton qui incite le visiteur à cliquer ou à rentrer son adresse mail.</text:p>
      <text:p text:style-name="P3"/>
      <text:p text:style-name="P1"><text:span text:style-name="T2">The Family </text:span><text:span text:style-name="T3">est une entreprise française fondée en 2013 par </text:span><text:a xlink:type="simple" xlink:href="https://fr.wikipedia.org/wiki/Alice_Zagury" text:style-name="Internet_20_link" text:visited-style-name="Visited_20_Internet_20_Link"><text:span text:style-name="T7">Alice Zagury</text:span></text:a><text:span text:style-name="T3">, </text:span><text:a xlink:type="simple" xlink:href="https://fr.wikipedia.org/wiki/Oussama_Ammar" text:style-name="Internet_20_link" text:visited-style-name="Visited_20_Internet_20_Link"><text:span text:style-name="T7">Oussama Ammar</text:span></text:a><text:span text:style-name="T3"> et </text:span><text:a xlink:type="simple" xlink:href="https://fr.wikipedia.org/wiki/Nicolas_Colin" text:style-name="Internet_20_link" text:visited-style-name="Visited_20_Internet_20_Link"><text:span text:style-name="T7">Nicolas Colin</text:span></text:a><text:span text:style-name="T3">. </text:span><text:span text:style-name="T4">Elle a accueilli act</text:span></text:p>
      <text:p text:style-name="P2"><text:span text:style-name="T3">Son but est de promouvoir l'émergence d'un écosystème de </text:span><text:a xlink:type="simple" xlink:href="https://fr.wikipedia.org/wiki/Startup" text:style-name="Internet_20_link" text:visited-style-name="Visited_20_Internet_20_Link"><text:span text:style-name="T7">startups</text:span></text:a><text:span text:style-name="T3"> européennes dans le champ de l'économie numérique.</text:span></text:p>
      <text:p text:style-name="P2"><text:span text:style-name="T3">L'entreprise fournit aux startups de son portefeuille de l'accompagnement, des services et en contrepartie entre à leur capital.</text:span></text:p>
      <text:p text:style-name="P2"><text:span text:style-name="T3">Les locaux de l'entreprise accueillent des conférences qui visent à promouvoir l'entrepreneuriat et le thème de la transition numérique. Les vidéos de ces rencontres sont publiées en ligne.</text:span></text:p>
      <text:p text:style-name="P4"><text:span text:style-name="T11">Les plug-in: </text:span><text:span text:style-name="T3">Les Plugins sont des outils pour étendre les fonctionnalités de </text:span><text:a xlink:type="simple" xlink:href="https://fr.wikipedia.org/wiki/WordPress" text:style-name="Internet_20_link" text:visited-style-name="Visited_20_Internet_20_Link"><text:span text:style-name="T8">WordPress</text:span></text:a><text:span text:style-name="T3">, un </text:span><text:a xlink:type="simple" xlink:href="https://fr.wikipedia.org/wiki/Moteur_de_blog" text:style-name="Internet_20_link" text:visited-style-name="Visited_20_Internet_20_Link"><text:span text:style-name="T8">moteur de blog</text:span></text:a><text:span text:style-name="T3">. Le cœur du système a été pensé pour être simple, pour maximiser la flexibilité et minimiser les tâches de code. Les Plugins offrent des fonctions sophistiquées et des fonctionnalités pour que chaque utilisateur puisse l'adapter aux besoins spécifiques de son site.</text:span></text:p>
      <text:p text:style-name="P4"><text:span text:style-name="T3"/></text:p>
      <text:p text:style-name="Standard">- Chef de projet technique: Je m'occupais de la <text:span text:style-name="T13">supervision</text:span> et l'avancement d<text:span text:style-name="T13">e</text:span> <text:span text:style-name="T13">l’</text:span>AppWeb CoopinCoach <text:span text:style-name="T13">développer</text:span> par <text:span text:style-name="T13">l’équipe</text:span> LPWD de l'université de Cergy Pontoise <text:span text:style-name="T13">du </text:span>site <text:span text:style-name="T13">Gennevilliers.</text:span></text:p>
      <text:p text:style-name="P5">Cependant, j’ai fais deux points d’avancement avec eux sur les lieux pour suivre l’avancer du projet et veiller au respect du cahier des charges et apporter des modifications en cas de <text:span text:style-name="T14">nécessité. À chaque point je rédige un rapport de réunion.</text:span> Ainsi, <text:s/><text:span text:style-name="T14">en</text:span> <text:span text:style-name="T14">cas de</text:span> difficultés <text:span text:style-name="T14">ou</text:span> <text:span text:style-name="T14">de nouvelles</text:span> <text:span text:style-name="T14">suggestions je pouvais les rapporter pour apporter des solutions rapidement. </text:span></text:p>
      <text:p text:style-name="P5"><text:soft-page-break/><text:span text:style-name="T14">On utilise Slack pour s’échanger et suivre avec l’équipe régulièrement. Leur livret final étant pour le 31 mai. </text:span></text:p>
      <text:p text:style-name="Standard"/>
      <text:p text:style-name="Standard">Wordpress: C'est le CMS qu'on a choisis pour la réalisation du site vitrine <text:a xlink:type="simple" xlink:href="http://www.coopin.io/" text:style-name="Internet_20_link" text:visited-style-name="Visited_20_Internet_20_Link">http://www.coopin.io</text:a> <text:span text:style-name="T11">(.tech)</text:span></text:p>
      <text:p text:style-name="P11"><text:span text:style-name="T11">C’</text:span>est un système de gestion de contenu gratuit, libre et open-source. Ce logiciel écrit en PHP repose sur une base de données MySQL .</text:p>
      <text:p text:style-name="P12">Il offre entre autre de nombreux plug-in qui simplifient et ouvre son champ de possibilité. Il nous a permis de gagner un temps conséquent de développement.</text:p>
      <text:p text:style-name="Standard"/>
      <text:p text:style-name="Standard"/>
      <text:p text:style-name="P9">Elemantor: <text:bookmark text:name="tw-target-text"/><text:span text:style-name="T9">Elementor est le meilleur WordPress Page Builder, avec plus de 2000000 installations actives. </text:span><text:span text:style-name="T10">Il permet de c</text:span><text:span text:style-name="T9">réez de beaux sites Web en utilisant une interface simple et intuitive par glisser-déposer. </text:span><text:span text:style-name="T10">Il permet aussi d’ajouter du code Html/Css qui le rend vraiment plus intéressent et adaptable à beaucoup de besoins visuels.</text:span></text:p>
      <text:p text:style-name="P9"/>
      <text:p text:style-name="P9">mise en forme, animation, compteur</text:p>
      <text:p text:style-name="Standard"/>
      <text:p text:style-name="Standard">Smart slider: C'est un Plug-in Wordpress qui m'a permis la créations de tout les slides du site vitrine. Il dispose de nombreuse fonctionnalitées notamment, le défilement automatique des images, </text:p>
      <text:p text:style-name="Standard">Typeform: C'est un module de création de furmulaire dynamique très attirant et simple d'utilisation. Il permet l'extraction des données en plusieurs format avec la version payante. Il est adaptable presque sur tout les envirenoments vu qu'après création on peux extraire le code directement et l'adapter sur plusieurs plateformes. </text:p>
      <text:p text:style-name="Standard"/>
      <text:p text:style-name="Standard">Instapage: C'est le module que j'ai choisis pour la création des Landing Pages en vu des nombreux Plug-in qui s'adapte à lui. Il permet une analyse direct(Nombre de visiteur, trackage client, stockage d'emails...)</text:p>
      <text:p text:style-name="Standard"/>
      <text:p text:style-name="Standard"><text:span text:style-name="T12">H</text:span>eatmap: C'est un plug-in que j'ai synchroniser avec Instapage pour tracer les parcours clients sur les Landing pages et ainsi en déduire des modifications direct nécéssaire en ce basant sur se qui a le contenu le plus impactant au moins <text:span text:style-name="T12">intéressant.</text:span></text:p>
      <text:p text:style-name="Standard"/>
      <text:p text:style-name="Standard"><text:span text:style-name="T12">W</text:span>p admin: C'est un Plug-in <text:span text:style-name="T12">W</text:span>ordpress gratuit qui permet la sécurisation de l'espace administrateur du site. <text:span text:style-name="T12">Il réduit les accès ainsi que le nombre de tentative de connexion. </text:span></text:p>
      <text:p text:style-name="Standard"/>
      <text:p text:style-name="Standard">Contact: Envoi d'email directement par le site. Module que j'ai developpé en PHP.</text:p>
      <text:p text:style-name="Standard">gimp: C'est le logeciel que j'ai choisis pour la retouche d'image du site et de l'application android.</text:p>
      <text:p text:style-name="Standard"/>
      <text:p text:style-name="P6">Pour l’organisation et la communication entre les membres de l’équipe on a mit en place plusieurs systeme. Un Keep google pour la définition des taches de chaqu’un.</text:p>
      <text:p text:style-name="P6">On a ouvert un compte drive avec plusieurs rebique pour sauvegarder tout les documents nécessaires. <text:s/></text:p>
      <text:p text:style-name="P6">Pour la communication, on a créer un groupe Whatsapp général« Coopin » ou tout les membres y figures. Ensuite, des groupes plus restreint comme « Site web » où on parler specialement que du site internet, « Landings pages » etc...</text:p>
      <text:p text:style-name="P7"><text:span text:style-name="T14"><text:s/></text:span></text:p>
      <text:p text:style-name="Standard">Growth hacking : <text:span text:style-name="T15">J’ai fais plusieurs heures de formations en ligne sur le Growth Hacking notamment sur le site Koudetat qui propose un contenu riche qui est issu de l’expérience des entrepreneur qui font partie de TheFamilly.</text:span></text:p>
      <text:p text:style-name="P8"><text:soft-page-break/><text:span text:style-name="T15">Le <text:s/>Growth Hacking </text:span><text:span text:style-name="T5">est une activité consistant à « activer la croissance » d'une entreprise, notamment d’une startup, par un ensemble de techniques de marketing permettant d'accélérer rapidement et significativement la croissance de son chiffre d’affaires.</text:span></text:p>
      <text:p text:style-name="Standard">site vitrine</text:p>
      <text:p text:style-name="Standard"/>
      <text:p text:style-name="Standard">Cahier des charges: Rédaction du CC de la version 2 de CoopinCoach sur mobile. C'est une application mobile qui sera developper pour etre compatible en Android et en iOS.</text:p>
      <text:p text:style-name="Standard">Réalisation du cahier des charges de la version zéro de CoopinCook en se basant sur une application existante "Les secrets du poid".</text:p>
      <text:p text:style-name="Standard"/>
      <text:p text:style-name="Standard">Certains de ces modules sont viennent des recommendation externes et d'autres que j'ai découvert moi meme grace à mes recherche et les contraintes du moment.</text:p>
      <text:p text:style-name="Standard"/>
      <text:p text:style-name="P10"><text:span text:style-name="T17">Typeform : </text:span><text:span text:style-name="T5">est un logiciel en ligne basé à Barcelone, spécialisé dans la création de formulaires en ligne et les enquêtes en ligne. Son logiciel principal crée des formulaires dynamiques basés sur les besoins des utilisateurs. Le logiciel Typeform a été utilisé par Apple, Airbnb, Uber et Nike...</text:span><text:span text:style-name="T6">etc</text:span></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inherit" svg:font-family="inherit"/>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23:36:21.166444294</meta:creation-date>
    <dc:date>2019-05-25T01:48:38.312344711</dc:date>
    <meta:editing-duration>PT2M47S</meta:editing-duration>
    <meta:editing-cycles>1</meta:editing-cycles>
    <meta:document-statistic meta:table-count="0" meta:image-count="0" meta:object-count="0" meta:page-count="3" meta:paragraph-count="37" meta:word-count="1257" meta:character-count="7748" meta:non-whitespace-character-count="6516"/>
    <meta:generator>LibreOffice/6.0.7.3$Linux_X86_64 LibreOffice_project/00m0$Build-3</meta:generator>
  </office:meta>
</office:document-meta>
</file>